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dius</text:p>
          </table:table-cell>
          <table:table-cell table:style-name="Default" office:value-type="float" office:value="0.0125" calcext:value-type="float">
            <text:p>0.0125</text:p>
          </table:table-cell>
          <table:table-cell office:value-type="string" calcext:value-type="string">
            <text:p>Pi</text:p>
          </table:table-cell>
          <table:table-cell office:value-type="float" office:value="3.141592638" calcext:value-type="float">
            <text:p>3.141592638</text:p>
          </table:table-cell>
        </table:table-row>
        <table:table-row table:style-name="ro1">
          <table:table-cell office:value-type="string" calcext:value-type="string">
            <text:p>Ldot</text:p>
          </table:table-cell>
          <table:table-cell table:style-name="Default" office:value-type="string" calcext:value-type="string">
            <text:p>Et flow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formula="of:=[.A3]*[.$D$1]*[.$B$1]*[.$B$1]" office:value-type="float" office:value="0.00002945243098125" calcext:value-type="float">
            <text:p>2.95E-05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4]*[.$D$1]*[.$B$1]*[.$B$1]" office:value-type="float" office:value="0.00014726215490625" calcext:value-type="float">
            <text:p>1.47E-04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5]*[.$D$1]*[.$B$1]*[.$B$1]" office:value-type="float" office:value="0.00039269907975" calcext:value-type="float">
            <text:p>3.93E-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lake Hannaford</meta:initial-creator>
    <meta:creation-date>2024-07-18T08:00:34.208002490</meta:creation-date>
    <meta:generator>LibreOffice/7.3.7.2$Linux_X86_64 LibreOffice_project/30$Build-2</meta:generator>
    <dc:date>2024-07-18T08:03:57.269960397</dc:date>
    <dc:creator>Blake Hannaford</dc:creator>
    <meta:editing-duration>PT3M23S</meta:editing-duration>
    <meta:editing-cycles>1</meta:editing-cycles>
    <meta:document-statistic meta:table-count="1" meta:cell-count="12" meta:object-count="0"/>
  </office:meta>
</office:document-meta>
</file>